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fo:font-size="13pt" officeooo:rsid="000ba691" officeooo:paragraph-rsid="000ba691" style:font-size-asian="13pt" style:font-size-complex="13pt"/>
    </style:style>
    <style:style style:name="P2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fo:font-size="13pt" officeooo:rsid="000c2bd8" officeooo:paragraph-rsid="000c2bd8" style:font-size-asian="13pt" style:font-size-complex="13pt"/>
    </style:style>
    <style:style style:name="T1" style:family="text">
      <style:text-properties officeooo:rsid="000c2bd8"/>
    </style:style>
    <style:style style:name="T2" style:family="text">
      <style:text-properties officeooo:rsid="000e73b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umas áreas profissionais, sobretudo a área de <text:span text:style-name="T2">T</text:span>ecnologia da <text:span text:style-name="T2">I</text:span>nformação, é possível que esses profissionais <text:span text:style-name="T1">trabalhem de forma autônoma (freelancer), ou por mais “liberdade” de horário ou por não querer ficar regido pela CLT. Porém para progredir na área empreendedora, faz-se necessário uma série de competências, sobretudo técnicas, e ser um profissional diferenciado.</text:span></text:p>
      <text:p text:style-name="P2">Mas, para ser um futuro empreendedor, o profissional deve já planejar sua carreira desde o momento acadêmico, parte essa muitas vezes neglicenciada pelos estudantes durante a graduação. Mesmo que o objetivo da formação <text:span text:style-name="T2">não seja profissional, e sim </text:span>acadêmica, como um mestrado ou no ramo da pesquisa, é preciso que desenvolva mais habilidades <text:s/><text:span text:style-name="T2">que servem do suporte para todo o curso</text:span> como matemática e raciocínio lógico.</text:p>
      <text:p text:style-name="P2">Porém, somente o conhecimento tecnológico não é <text:span text:style-name="T2">o único fator</text:span> para garantir o sucesso num possível futuro empreendimento, mas também, a rede de pessoas que não estão diretamente trabalhando mas que irão influenciar o desenvolvimento deste, também chamada de <text:span text:style-name="T3">networking</text:span>. Esse grupo de referência, tem um papel importante no aprimoramento do conhecimento do projeto, seja de atualização do conhecimento ou no compartilhamento no grupo de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25:41.996000000</meta:creation-date>
    <dc:date>2016-06-09T20:28:36.846550652</dc:date>
    <meta:editing-duration>PT20M21S</meta:editing-duration>
    <meta:editing-cycles>4</meta:editing-cycles>
    <meta:generator>LibreOffice/5.0.5.2$Linux_x86 LibreOffice_project/00m0$Build-2</meta:generator>
    <meta:document-statistic meta:table-count="0" meta:image-count="0" meta:object-count="0" meta:page-count="1" meta:paragraph-count="3" meta:word-count="185" meta:character-count="1236" meta:non-whitespace-character-count="1053"/>
  </office:meta>
</office:document-meta>
</file>